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adornments="Regular" style:font-family-generic="modern" style:font-pitch="fixed"/>
    <style:font-face style:name="FreeMono1" svg:font-family="FreeMono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1c1c1c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14.226cm"/>
      <style:paragraph-properties style:writing-mode="lr-tb"/>
    </style:style>
    <style:style style:name="gr2" style:family="graphic" style:parent-style-name="objectwithoutfill">
      <style:graphic-properties svg:stroke-width="0.212cm" svg:stroke-color="#c9211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-color="#c9211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dash" draw:stroke-dash="Dot_20__28_Rounded_29_" svg:stroke-width="0.212cm" svg:stroke-color="#00a933" draw:marker-start-width="0.518cm" draw:marker-end-width="0.518cm" svg:stroke-linecap="round" draw:fill-color="#c9211e" draw:textarea-vertical-align="middle" fo:padding-top="0.231cm" fo:padding-bottom="0.231cm" fo:padding-left="0.356cm" fo:padding-right="0.35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4.5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a933" loext:opacity="100%" style:font-name="FreeMono1" fo:font-size="96pt" style:font-size-asian="96pt" style:font-size-complex="9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9211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a933" loext:opacity="100%" style:font-name="FreeMono1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# Alexandre Mascarenhas - University of Tsukuba 2022]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14.726cm" svg:height="3.638cm" svg:x="8.869cm" svg:y="12.065cm">
          <draw:text-box>
            <text:p><text:span text:style-name="T1">Ecogora</text:span></text:p>
          </draw:text-box>
        </draw:frame>
        <draw:line draw:style-name="gr2" draw:text-style-name="P2" draw:layer="layout" svg:x1="10.755cm" svg:y1="7.42cm" svg:x2="15.88cm" svg:y2="7.42cm">
          <text:p/>
        </draw:line>
        <draw:ellipse draw:style-name="gr3" draw:text-style-name="P3" draw:layer="layout" svg:width="10.795cm" svg:height="9.373cm" draw:transform="rotate (0.011693705988362) translate (10.757cm 2.758cm)" draw:kind="arc" draw:start-angle="87.83" draw:end-angle="269.81">
          <text:p/>
        </draw:ellipse>
        <draw:ellipse draw:style-name="gr4" draw:text-style-name="P3" draw:layer="layout" svg:width="10.382cm" svg:height="9.373cm" draw:transform="skewX (0.0010471975511966) rotate (-3.14159265358979) translate (21.55cm 12.065cm)" draw:kind="arc" draw:start-angle="87.83" draw:end-angle="269.81">
          <text:p/>
        </draw:ellips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draw:style-name="gr6" draw:text-style-name="P1" draw:layer="layout" svg:width="5.08cm" svg:height="3.638cm" svg:x="13.97cm" svg:y="7.157cm">
          <draw:text-box>
            <text:p><text:span text:style-name="T1">G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draw:style-name="gr6" draw:text-style-name="P1" draw:layer="layout" svg:width="6.598cm" svg:height="3.638cm" svg:x="13.97cm" svg:y="7.157cm">
          <draw:text-box>
            <text:p><text:span text:style-name="T1">PSO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draw:style-name="gr6" draw:text-style-name="P1" draw:layer="layout" svg:width="5.08cm" svg:height="3.638cm" svg:x="13.97cm" svg:y="7.157cm">
          <draw:text-box>
            <text:p><text:span text:style-name="T1">D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adornments="Regular" style:font-family-generic="modern" style:font-pitch="fixed"/>
    <style:font-face style:name="FreeMono1" svg:font-family="FreeMono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suffix="." style:num-format="1">
            <style:list-level-properties text:min-label-width="0.6cm"/>
            <style:text-properties fo:color="#000000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." style:num-format="1">
            <style:list-level-properties text:min-label-width="0.6cm"/>
            <style:text-properties fo:color="#000000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fo:color="#000000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fo:color="#000000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color="#ffffff" loext:opacity="100%" style:font-name="Liberation Mono1"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Mono1" fo:font-size="10pt" style:font-size-asian="14pt" style:font-size-complex="14pt"/>
    </style:style>
    <style:style style:name="MP7" style:family="paragraph">
      <style:paragraph-properties fo:text-align="end" style:writing-mode="lr-tb"/>
      <style:text-properties fo:color="#ffffff" loext:opacity="100%" style:font-name="Liberation Mono1"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fo:color="#ffffff" loext:opacity="100%" style:font-name="Liberation Mono1"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Liberation Mono1"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478cm" svg:height="3.18cm" svg:x="1.693cm" svg:y="0.759cm" presentation:class="title" presentation:placeholder="true">
        <draw:text-box/>
      </draw:frame>
      <draw:frame presentation:style-name="Default-outline1" draw:layer="backgroundobjects" svg:width="30.478cm" svg:height="11.048cm" svg:x="1.693cm" svg:y="4.457cm" presentation:class="outline" presentation:placeholder="true">
        <draw:text-box/>
      </draw:frame>
      <draw:frame presentation:style-name="Mpr1" draw:text-style-name="MP2" draw:layer="backgroundobjects" svg:width="7.89cm" svg:height="0.886cm" svg:x="1.693cm" svg:y="17.7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97cm" svg:height="0.886cm" svg:x="10.16cm" svg:y="17.7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7.406cm" svg:height="0.886cm" svg:x="24.765cm" svg:y="17.78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7:58:33.473088105</meta:creation-date>
    <dc:date>2023-01-28T03:02:10.092451109</dc:date>
    <meta:editing-duration>PT4H29M38S</meta:editing-duration>
    <meta:editing-cycles>54</meta:editing-cycles>
    <meta:generator>LibreOffice/7.3.7.2$Linux_X86_64 LibreOffice_project/30$Build-2</meta:generator>
    <meta:document-statistic meta:object-count="36"/>
  </office:meta>
</office:document-meta>
</file>